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2006_12_21</text:p>
      <text:p text:style-name="Standard"/>
      <text:p text:style-name="Standard"/>
      <text:p text:style-name="Standard">Config packet additions</text:p>
      <text:p text:style-name="Standard">1) Scheduling</text:p>
      <text:p text:style-name="Standard"><text:s/>- FLAG = 0x06</text:p>
      <text:p text:style-name="Standard"><text:s/>- LENGTH = 0x0A (0x08 + 0x02)</text:p>
      <text:p text:style-name="Standard"><text:s/>- source weight = 0x000F (15 -&gt; 0.015)</text:p>
      <text:p text:style-name="Standard"><text:tab/>0xFFFF -&gt; NO CHANGE!!!</text:p>
      <text:p text:style-name="Standard"><text:s/>- node weight = 0x000F (15 -&gt; 0.015) </text:p>
      <text:p text:style-name="Standard"><text:tab/>cumulative for all passing/originating flows</text:p>
      <text:p text:style-name="Standard"><text:tab/>0xFFFF -&gt; NO CHANGE!!!</text:p>
      <text:p text:style-name="Standard"><text:s/>- reserved (future use) - 0x00000000 (4 bytes)</text:p>
      <text:p text:style-name="Standard"/>
      <text:p text:style-name="Standard">Example:</text:p>
      <text:p text:style-name="Standard">06 0A 00 C8 00 C8 00 00 00 00</text:p>
      <text:p text:style-name="Standard">for 200 weights (both)</text:p>
      <text:p text:style-name="Standard"/>
      <text:p text:style-name="Standard">06 0A 00 C8 FF FF 00 00 00 00</text:p>
      <text:p text:style-name="Standard">for 200 source weights, but NOT changed node's weight</text:p>
      <text:p text:style-name="Standard"/>
      <text:p text:style-name="Standard"/>
      <text:p text:style-name="Standard">2) Clustering</text:p>
      <text:p text:style-name="Standard"><text:s/>- FLAG = 0x07</text:p>
      <text:p text:style-name="Standard"><text:s/>- LENGTH = 0x07 (0x05 + 0x02)</text:p>
      <text:p text:style-name="Standard"><text:s/>- CH = 0x10 (0x10 is CH id)</text:p>
      <text:p text:style-name="Standard"><text:tab/>0xFE -&gt; I'M CH!!!</text:p>
      <text:p text:style-name="Standard"><text:tab/>0xFF -&gt; NO CHANGE!!</text:p>
      <text:p text:style-name="Standard"><text:s/>- reserved (future use) - 0x00000000 (4 bytes)</text:p>
      <text:p text:style-name="Standard">Example:</text:p>
      <text:p text:style-name="Standard">07 07 FE 00 00 00 00</text:p>
      <text:p text:style-name="Standard">for a CH node</text:p>
      <text:p text:style-name="Standard"/>
      <text:p text:style-name="Standard">07 07 10 00 00 00 00</text:p>
      <text:p text:style-name="Standard">for a senor node with CH=0x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12-21T13:36:56</meta:creation-date>
    <dc:creator>Maciej Zawodniok</dc:creator>
    <dc:date>2006-12-21T13:38:23</dc:date>
    <dc:language>en-US</dc:language>
    <meta:editing-cycles>3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8" meta:word-count="128" meta:character-count="706"/>
  </office:meta>
</office:document-meta>
</file>